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4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4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4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Akkreditierung Teil 2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5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Psychologie ? Teil 2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Akkreditierung Teil 3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Fachschaft als politischer Raum</text:p>
          </table:table-cell>
          <table:table-cell office:value-type="string">
            <text:p>Janis (Marburg)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Fachschaft als politischer Raum</text:p>
          </table:table-cell>
          <table:table-cell office:value-type="string">
            <text:p>Janis <text:s/>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5">
          <table:table-cell office:value-type="string">
            <text:p>Lehre? Selber machen! Psychoanalyse Edition</text:p>
          </table:table-cell>
          <table:table-cell office:value-type="string">
            <text:p>Max</text:p>
          </table:table-cell>
          <table:table-cell office:value-type="string">
            <text:p>0.05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>
            <text:p>Akkreditierung – Entsendung in den Pool</text:p>
          </table:table-cell>
          <table:table-cell office:value-type="string">
            <text:p>Anna (Bamberg)</text:p>
          </table:table-cell>
          <table:table-cell office:value-type="string">
            <text:p>0.07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office:value-type="string">
            <text:p>https://www.facebook.com/psystudents</text:p>
          </table:table-cell>
          <table:table-cell table:number-columns-repeated="1019"/>
        </table:table-row>
        <table:table-row table:style-name="ro5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5">
          <table:table-cell office:value-type="string">
            <text:p>Noten, Prüfungen und alternative Prüfungskonzepte</text:p>
          </table:table-cell>
          <table:table-cell office:value-type="string">
            <text:p>Anne-Sophie</text:p>
          </table:table-cell>
          <table:table-cell office:value-type="string">
            <text:p>1.20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FS - schneller Einstieg für alle</text:p>
          </table:table-cell>
          <table:table-cell office:value-type="string">
            <text:p>David (Frankfurt (M))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Gegendemo (aktiv, Teil 1; Beginn: 12:30 Uhr!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Fachschaftsorganisation Teil 2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Masterpetition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Positive Impulse</text:p>
          </table:table-cell>
          <table:table-cell office:value-type="string">
            <text:p>Lisa</text:p>
          </table:table-cell>
          <table:table-cell office:value-type="string">
            <text:p>0.05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Gegendemo (aktiv, Teil 2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Wer sind wir (Sponsoring schreiben)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Stadtfuehrung Stendal</text:p>
          </table:table-cell>
          <table:table-cell office:value-type="string">
            <text:p>N.N.</text:p>
          </table:table-cell>
          <table:table-cell office:value-type="string">
            <text:p>Stenda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Nice Party! Such WOW! </text:p>
          </table:table-cell>
          <table:table-cell office:value-type="string">
            <text:p>N.N.</text:p>
          </table:table-cell>
          <table:table-cell office:value-type="string">
            <text:p>Zel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>
            <text:p>Paranoia – warum wir als Psychologen Kommunikation Verschlüsseln müssen!</text:p>
          </table:table-cell>
          <table:table-cell office:value-type="string">
            <text:p>N.N.</text:p>
          </table:table-cell>
          <table:table-cell/>
          <table:table-cell office:value-type="string">
            <text:p>b2</text:p>
          </table:table-cell>
          <table:table-cell table:number-columns-repeated="1020"/>
        </table:table-row>
        <table:table-row table:style-name="ro5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5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8T10:51:26</dc:date>
    <meta:editing-duration>PT32M18S</meta:editing-duration>
    <meta:editing-cycles>39</meta:editing-cycles>
    <meta:generator>LibreOffice/3.5$Linux_X86_64 LibreOffice_project/350m1$Build-2</meta:generator>
    <dc:creator>Michael Groh</dc:creator>
    <meta:document-statistic meta:table-count="2" meta:cell-count="250" meta:object-count="0"/>
  </office:meta>
</office:document-meta>
</file>